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1771in" table:align="left"/>
    </style:style>
    <style:style style:name="Table1.A" style:family="table-column">
      <style:table-column-properties style:column-width="0.209in"/>
    </style:style>
    <style:style style:name="Table1.B" style:family="table-column">
      <style:table-column-properties style:column-width="0.2354in"/>
    </style:style>
    <style:style style:name="Table1.C" style:family="table-column">
      <style:table-column-properties style:column-width="0.2819in"/>
    </style:style>
    <style:style style:name="Table1.E" style:family="table-column">
      <style:table-column-properties style:column-width="0.3653in"/>
    </style:style>
    <style:style style:name="Table1.G" style:family="table-column">
      <style:table-column-properties style:column-width="0.438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063in" fo:margin-left="0.025in" table:align="left"/>
    </style:style>
    <style:style style:name="Table2.A" style:family="table-column">
      <style:table-column-properties style:column-width="2.2882in"/>
    </style:style>
    <style:style style:name="Table2.B" style:family="table-column">
      <style:table-column-properties style:column-width="2.7118in"/>
    </style:style>
    <style:style style:name="Table2.C" style:family="table-column">
      <style:table-column-properties style:column-width="1.9063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915ef" officeooo:paragraph-rsid="000915ef"/>
    </style:style>
    <style:style style:name="P2" style:family="paragraph" style:parent-style-name="Table_20_Contents">
      <style:text-properties officeooo:rsid="00097a4a" officeooo:paragraph-rsid="00097a4a"/>
    </style:style>
    <style:style style:name="P3" style:family="paragraph" style:parent-style-name="Table_20_Contents">
      <style:text-properties officeooo:rsid="000915ef" officeooo:paragraph-rsid="000915ef"/>
    </style:style>
    <style:style style:name="P4" style:family="paragraph" style:parent-style-name="Table_20_Contents">
      <style:text-properties officeooo:rsid="0009afbb" officeooo:paragraph-rsid="0009afbb"/>
    </style:style>
    <style:style style:name="P5" style:family="paragraph" style:parent-style-name="Table_20_Contents">
      <style:text-properties officeooo:rsid="000915ef" officeooo:paragraph-rsid="00097a4a"/>
    </style:style>
    <style:style style:name="P6" style:family="paragraph" style:parent-style-name="Standard">
      <style:text-properties officeooo:rsid="0009afbb" officeooo:paragraph-rsid="0009afbb"/>
    </style:style>
    <style:style style:name="P7" style:family="paragraph" style:parent-style-name="Standard">
      <style:text-properties officeooo:rsid="000a4e4e" officeooo:paragraph-rsid="000a4e4e"/>
    </style:style>
    <style:style style:name="P8" style:family="paragraph" style:parent-style-name="Standard">
      <style:text-properties officeooo:rsid="000d32b2" officeooo:paragraph-rsid="000d32b2"/>
    </style:style>
    <style:style style:name="P9" style:family="paragraph" style:parent-style-name="Standard">
      <style:text-properties officeooo:rsid="000d8747" officeooo:paragraph-rsid="000d8747"/>
    </style:style>
    <style:style style:name="P10" style:family="paragraph" style:parent-style-name="Standard">
      <style:text-properties officeooo:rsid="000c3ecc" officeooo:paragraph-rsid="000c3ecc"/>
    </style:style>
    <style:style style:name="P11" style:family="paragraph" style:parent-style-name="Standard">
      <style:text-properties officeooo:rsid="0010d2ec" officeooo:paragraph-rsid="0010d2ec"/>
    </style:style>
    <style:style style:name="P12" style:family="paragraph" style:parent-style-name="Standard">
      <style:text-properties officeooo:rsid="00127bd7" officeooo:paragraph-rsid="00127bd7"/>
    </style:style>
    <style:style style:name="P13" style:family="paragraph" style:parent-style-name="Standard">
      <style:text-properties officeooo:rsid="00127bd7" officeooo:paragraph-rsid="0010d2ec"/>
    </style:style>
    <style:style style:name="P14" style:family="paragraph" style:parent-style-name="Standard">
      <style:text-properties officeooo:rsid="00136a3b" officeooo:paragraph-rsid="00136a3b"/>
    </style:style>
    <style:style style:name="T1" style:family="text">
      <style:text-properties officeooo:rsid="0009afbb"/>
    </style:style>
    <style:style style:name="T2" style:family="text">
      <style:text-properties officeooo:rsid="00097a4a"/>
    </style:style>
    <style:style style:name="T3" style:family="text">
      <style:text-properties officeooo:rsid="000c3ecc"/>
    </style:style>
    <style:style style:name="T4" style:family="text">
      <style:text-properties officeooo:rsid="00127bd7"/>
    </style:style>
    <style:style style:name="T5" style:family="text">
      <style:text-properties officeooo:rsid="00137a39"/>
    </style:style>
    <style:style style:name="T6" style:family="text">
      <style:text-properties officeooo:rsid="00136a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elop a translator from integers to roman numerals based on syntax driven translation scheme - </text:p>
      <text:p text:style-name="P1"/>
      <text:p text:style-name="P1">Roman Numerals definition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Table_20_Contents"><text:a xlink:type="simple" xlink:href="https://en.wikipedia.org/wiki/I" text:style-name="Internet_20_link" text:visited-style-name="Visited_20_Internet_20_Link">I</text:a> </text:p>
          </table:table-cell>
          <table:table-cell table:style-name="Table1.A1" office:value-type="string">
            <text:p text:style-name="Table_20_Contents"><text:a xlink:type="simple" xlink:href="https://en.wikipedia.org/wiki/V" text:style-name="Internet_20_link" text:visited-style-name="Visited_20_Internet_20_Link">V</text:a> </text:p>
          </table:table-cell>
          <table:table-cell table:style-name="Table1.A1" office:value-type="string">
            <text:p text:style-name="Table_20_Contents"><text:a xlink:type="simple" xlink:href="https://en.wikipedia.org/wiki/X" text:style-name="Internet_20_link" text:visited-style-name="Visited_20_Internet_20_Link">X</text:a> </text:p>
          </table:table-cell>
          <table:table-cell table:style-name="Table1.A1" office:value-type="string">
            <text:p text:style-name="Table_20_Contents"><text:a xlink:type="simple" xlink:href="https://en.wikipedia.org/wiki/L" text:style-name="Internet_20_link" text:visited-style-name="Visited_20_Internet_20_Link">L</text:a> </text:p>
          </table:table-cell>
          <table:table-cell table:style-name="Table1.A1" office:value-type="string">
            <text:p text:style-name="Table_20_Contents"><text:a xlink:type="simple" xlink:href="https://en.wikipedia.org/wiki/C" text:style-name="Internet_20_link" text:visited-style-name="Visited_20_Internet_20_Link">C</text:a> </text:p>
          </table:table-cell>
          <table:table-cell table:style-name="Table1.A1" office:value-type="string">
            <text:p text:style-name="Table_20_Contents"><text:a xlink:type="simple" xlink:href="https://en.wikipedia.org/wiki/D" text:style-name="Internet_20_link" text:visited-style-name="Visited_20_Internet_20_Link">D</text:a> </text:p>
          </table:table-cell>
          <table:table-cell table:style-name="Table1.A1" office:value-type="string">
            <text:p text:style-name="Table_20_Contents"><text:a xlink:type="simple" xlink:href="https://en.wikipedia.org/wiki/M" text:style-name="Internet_20_link" text:visited-style-name="Visited_20_Internet_20_Link">M</text:a> </text:p>
          </table:table-cell>
        </table:table-row>
        <table:table-row>
          <table:table-cell table:style-name="Table1.A1" office:value-type="string">
            <text:p text:style-name="Table_20_Contents">1 </text:p>
          </table:table-cell>
          <table:table-cell table:style-name="Table1.A1" office:value-type="string">
            <text:p text:style-name="Table_20_Contents">5 </text:p>
          </table:table-cell>
          <table:table-cell table:style-name="Table1.A1" office:value-type="string">
            <text:p text:style-name="Table_20_Contents">10 </text:p>
          </table:table-cell>
          <table:table-cell table:style-name="Table1.A1" office:value-type="string">
            <text:p text:style-name="Table_20_Contents">50 </text:p>
          </table:table-cell>
          <table:table-cell table:style-name="Table1.A1" office:value-type="string">
            <text:p text:style-name="Table_20_Contents">100 </text:p>
          </table:table-cell>
          <table:table-cell table:style-name="Table1.A1" office:value-type="string">
            <text:p text:style-name="Table_20_Contents">500 </text:p>
          </table:table-cell>
          <table:table-cell table:style-name="Table1.A1" office:value-type="string">
            <text:p text:style-name="Table_20_Contents">1000</text:p>
          </table:table-cell>
        </table:table-row>
      </table:table>
      <text:p text:style-name="P1"/>
      <text:p text:style-name="P1">Syntax-directed defintion for roman numeral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Notes</text:p>
          </table:table-cell>
        </table:table-row>
        <table:table-row>
          <table:table-cell table:style-name="Table2.A1" office:value-type="string">
            <text:p text:style-name="P3">Production</text:p>
          </table:table-cell>
          <table:table-cell table:style-name="Table2.A1" office:value-type="string">
            <text:p text:style-name="P3">Sematic Rule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Seq → begin</text:p>
          </table:table-cell>
          <table:table-cell table:style-name="Table2.A1" office:value-type="string">
            <text:p text:style-name="P3">I := 0</text:p>
            <text:p text:style-name="P3">V := 0</text:p>
            <text:p text:style-name="P3">X := 0</text:p>
            <text:p text:style-name="P3">L := 0</text:p>
            <text:p text:style-name="P3">C := 0</text:p>
            <text:p text:style-name="P3">D := 0</text:p>
            <text:p text:style-name="P3">M := 0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2">Seq → Seq1 instr</text:p>
          </table:table-cell>
          <table:table-cell table:style-name="Table2.A1" office:value-type="string">
            <text:p text:style-name="P2">Seq1 := loop → floor(Seq1 / 10) <text:span text:style-name="T1">or bitshift to get digit might be more interesting to spec out myself</text:span></text:p>
          </table:table-cell>
          <table:table-cell table:style-name="Table2.A1" office:value-type="string">
            <text:p text:style-name="P4">Algorithm to get digits, not sure if belongs here</text:p>
          </table:table-cell>
        </table:table-row>
        <table:table-row>
          <table:table-cell table:style-name="Table2.A1" office:value-type="string">
            <text:p text:style-name="P2">Seq → Seq1 instr</text:p>
          </table:table-cell>
          <table:table-cell table:style-name="Table2.A1" office:value-type="string">
            <text:p text:style-name="P5">Seq.I<text:span text:style-name="T2">z</text:span> := <text:span text:style-name="T2">Seq1.z - </text:span>Seq1.<text:span text:style-name="T2">I</text:span> + instr</text:p>
            <text:p text:style-name="P5">Seq.<text:span text:style-name="T2">Vz</text:span> := <text:span text:style-name="T2">Seq1.z - </text:span>Seq1.<text:span text:style-name="T2">V</text:span> + instr</text:p>
            <text:p text:style-name="P5">Seq.<text:span text:style-name="T2">Lz</text:span> := <text:span text:style-name="T2">Seq1.z - </text:span>Seq1.<text:span text:style-name="T2">L</text:span> + instr</text:p>
            <text:p text:style-name="P5">Seq.<text:span text:style-name="T2">Cz</text:span> := <text:span text:style-name="T2">Seq1.z - </text:span>Seq1.<text:span text:style-name="T2">C</text:span> + instr</text:p>
            <text:p text:style-name="P5">Seq.<text:span text:style-name="T2">Dz</text:span> := <text:span text:style-name="T2">Seq1.z - </text:span>Seq1.<text:span text:style-name="T2">D</text:span> + instr</text:p>
            <text:p text:style-name="P5">Seq.<text:span text:style-name="T2">Mz</text:span> := <text:span text:style-name="T2">Seq1.z - </text:span>Seq1.<text:span text:style-name="T2">M</text:span> + instr</text:p>
            <text:p text:style-name="P5"/>
          </table:table-cell>
          <table:table-cell table:style-name="Table2.A1" office:value-type="string">
            <text:p text:style-name="P2">Less than rule to subtract</text:p>
          </table:table-cell>
        </table:table-row>
        <table:table-row>
          <table:table-cell table:style-name="Table2.A1" office:value-type="string">
            <text:p text:style-name="P3">Seq → Seq1 instr</text:p>
          </table:table-cell>
          <table:table-cell table:style-name="Table2.A1" office:value-type="string">
            <text:p text:style-name="P5">Seq.<text:span text:style-name="T2">I</text:span> := Seq1.<text:span text:style-name="T2">I</text:span> + instr.<text:span text:style-name="T2">I</text:span></text:p>
            <text:p text:style-name="P5">Seq.V := Seq1.V + instr.V</text:p>
            <text:p text:style-name="P3">Seq.X := Seq1.X + instr.X</text:p>
            <text:p text:style-name="P3">Seq.L := Seq1.L + instr.L</text:p>
            <text:p text:style-name="P3">Seq.C := Seq1.C + instr.C</text:p>
            <text:p text:style-name="P3">Seq. D := Seq1.D + instr.D</text:p>
            <text:p text:style-name="P3">Seq.M := Seq1.M + instr.M</text:p>
          </table:table-cell>
          <table:table-cell table:style-name="Table2.A1" office:value-type="string">
            <text:p text:style-name="P4">Greater than rule to add</text:p>
          </table:table-cell>
        </table:table-row>
        <table:table-row>
          <table:table-cell table:style-name="Table2.A1" office:value-type="string">
            <text:p text:style-name="P3">instr.I</text:p>
          </table:table-cell>
          <table:table-cell table:style-name="Table2.A1" office:value-type="string">
            <text:p text:style-name="P3">instr.I := 1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instr.V</text:p>
          </table:table-cell>
          <table:table-cell table:style-name="Table2.A1" office:value-type="string">
            <text:p text:style-name="P3">instr.V := 5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instr.X</text:p>
          </table:table-cell>
          <table:table-cell table:style-name="Table2.A1" office:value-type="string">
            <text:p text:style-name="P3">instr.X := 10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instr.L</text:p>
          </table:table-cell>
          <table:table-cell table:style-name="Table2.A1" office:value-type="string">
            <text:p text:style-name="P3">instr.L := 50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instr.C</text:p>
          </table:table-cell>
          <table:table-cell table:style-name="Table2.A1" office:value-type="string">
            <text:p text:style-name="P3">instr.C := 100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4">Instr.D</text:p>
          </table:table-cell>
          <table:table-cell table:style-name="Table2.A1" office:value-type="string">
            <text:p text:style-name="P4">instr.D := 500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4">instr.M</text:p>
          </table:table-cell>
          <table:table-cell table:style-name="Table2.A1" office:value-type="string">
            <text:p text:style-name="P4">instr.M := 1000</text:p>
          </table:table-cell>
          <table:table-cell table:style-name="Table2.A1" office:value-type="string">
            <text:p text:style-name="P3"/>
          </table:table-cell>
        </table:table-row>
      </table:table>
      <text:p text:style-name="P1"/>
      <text:p text:style-name="P6">Bitshift to get digit</text:p>
      <text:p text:style-name="P6"/>
      <text:p text:style-name="P7">2 =&gt; 0001</text:p>
      <text:p text:style-name="P7">4 =&gt; 0100</text:p>
      <text:p text:style-name="P7">6 =&gt; 0110</text:p>
      <text:p text:style-name="P7"><text:soft-page-break/>11 =&gt; 1011</text:p>
      <text:p text:style-name="P7">14 =&gt; 1110</text:p>
      <text:p text:style-name="P7"/>
      <text:p text:style-name="P7">x = 11 &gt;&gt; 1 = <text:span text:style-name="T3">0101</text:span> =&gt; 5, <text:span text:style-name="T3">1b shifted off</text:span></text:p>
      <text:p text:style-name="P7">x = 14 &gt;&gt; 2 = 0011 =&gt; <text:span text:style-name="T3">2</text:span>, <text:span text:style-name="T3">10b shifted off</text:span></text:p>
      <text:p text:style-name="P7"/>
      <text:p text:style-name="P8">x = 11 &lt;&lt; 1 = 10110 =&gt; 20</text:p>
      <text:p text:style-name="P8">x = 14 &lt;&lt; 1 = 11100 =&gt; 12 + 16 =&gt; 28</text:p>
      <text:p text:style-name="P8"/>
      <text:p text:style-name="P8">--</text:p>
      <text:p text:style-name="P8"/>
      <text:p text:style-name="P8">To make 11 decimal =&gt; 1011 a 10 decimal in binary, what would you do? Subtract 1, 0001</text:p>
      <text:p text:style-name="P8">To make 14 decimal =&gt; 1110 a 10 decimal in binary, subtract 4, 0100</text:p>
      <text:p text:style-name="P8"/>
      <text:p text:style-name="P8">Could try a 1’s complement and shift two, if the shifting causes the binary digits to wrap around and it does with integers of a certain bit length. Chars are 8 bits, short is 4 bits in C I think</text:p>
      <text:p text:style-name="P8"/>
      <text:p text:style-name="P9">Base 10 in binary =&gt; 1010</text:p>
      <text:p text:style-name="P9"/>
      <text:p text:style-name="P9">Division is subtracting over and over</text:p>
      <text:p text:style-name="P9">Mulitplication is adding over and over</text:p>
      <text:p text:style-name="P9"/>
      <text:p text:style-name="P9">1110 <text:tab/>=&gt; 14</text:p>
      <text:p text:style-name="P9">1010<text:tab/>- <text:s/>=&gt; 10</text:p>
      <text:p text:style-name="P9">------</text:p>
      <text:p text:style-name="P9"/>
      <text:p text:style-name="P7"/>
      <text:p text:style-name="P10">Addition</text:p>
      <text:p text:style-name="P7"/>
      <text:p text:style-name="P7">1110<text:tab/>=&gt; 14</text:p>
      <text:p text:style-name="P7">0011 +<text:tab/>=&gt; 3</text:p>
      <text:p text:style-name="P7">------</text:p>
      <text:p text:style-name="P7">10001 =&gt; 17</text:p>
      <text:p text:style-name="P1"/>
      <text:p text:style-name="P7">1 + 1 =&gt; 10 binary</text:p>
      <text:p text:style-name="P7"/>
      <text:p text:style-name="P10">Subtraction, one’s complement, then add 1 to result</text:p>
      <text:p text:style-name="P10"/>
      <text:p text:style-name="P10">1110 =&gt; 14</text:p>
      <text:p text:style-name="P10">1100 + =&gt; 1’s complement of 3</text:p>
      <text:p text:style-name="P10">------</text:p>
      <text:p text:style-name="P10">11010</text:p>
      <text:p text:style-name="P10">+00001 =&gt; add one to result, since one’s complement and extra bit was on far left</text:p>
      <text:p text:style-name="P10">------</text:p>
      <text:p text:style-name="P10">1011 =&gt; 11</text:p>
      <text:p text:style-name="P10"/>
      <text:p text:style-name="P10">--</text:p>
      <text:p text:style-name="P10"/>
      <text:p text:style-name="P11">1234 mod 1000 = 1</text:p>
      <text:p text:style-name="P11"><text:soft-page-break/></text:p>
      <text:p text:style-name="P11">1234 mod 500 = 2</text:p>
      <text:p text:style-name="P11"/>
      <text:p text:style-name="P11">--</text:p>
      <text:p text:style-name="P11"/>
      <text:p text:style-name="P11">950 mod 1000 = 0</text:p>
      <text:p text:style-name="P11"/>
      <text:p text:style-name="P11">(1000 – 950) mod 50 = 1</text:p>
      <text:p text:style-name="P11"/>
      <text:p text:style-name="P11">--</text:p>
      <text:p text:style-name="P11"/>
      <text:p text:style-name="P11">954 mod 1000 = has to be within past 500, ie 1000 – 500 to apply a digit before.</text:p>
      <text:p text:style-name="P11"><text:tab/>fall within second half of the range before 1000 or second half of the </text:p>
      <text:p text:style-name="P11"><text:tab/>range for each of the roman number decimal values.</text:p>
      <text:p text:style-name="P11"/>
      <text:p text:style-name="P11">--</text:p>
      <text:p text:style-name="P11"/>
      <text:p text:style-name="P11">295<text:span text:style-name="T4">4</text:span> mod 1000 = 2</text:p>
      <text:p text:style-name="P11"/>
      <text:p text:style-name="P11">MM</text:p>
      <text:p text:style-name="P11"/>
      <text:p text:style-name="P11">295<text:span text:style-name="T5">4</text:span> - (2 * 1000) = 95<text:span text:style-name="T4">4</text:span></text:p>
      <text:p text:style-name="P11"/>
      <text:p text:style-name="P11">95<text:span text:style-name="T4">4</text:span> mod 500 = 1, so falls within <text:span text:style-name="T4">before next 500</text:span>, <text:span text:style-name="T4">so has a previous roman digit</text:span></text:p>
      <text:p text:style-name="P11"/>
      <text:p text:style-name="P11">D</text:p>
      <text:p text:style-name="P11"/>
      <text:p text:style-name="P11">95<text:span text:style-name="T4">4</text:span> - (1 * 500) = 45<text:span text:style-name="T4">4</text:span></text:p>
      <text:p text:style-name="P11"/>
      <text:p text:style-name="P11">45<text:span text:style-name="T4">4</text:span> mod 100 = 4, so falls <text:span text:style-name="T4">out of next 100 so not a previous digit for this roman numeral</text:span></text:p>
      <text:p text:style-name="P11"/>
      <text:p text:style-name="P12">454 – (4 * 100) = 54</text:p>
      <text:p text:style-name="P13"/>
      <text:p text:style-name="P12">54 mod 50 = 1, so falls within next 50, so has a previous digit</text:p>
      <text:p text:style-name="P12"/>
      <text:p text:style-name="P12">L</text:p>
      <text:p text:style-name="P12"/>
      <text:p text:style-name="P12">MMLD = 2950</text:p>
      <text:p text:style-name="P12"/>
      <text:p text:style-name="P12">54 – (1 * 50) = 4</text:p>
      <text:p text:style-name="P12"/>
      <text:p text:style-name="P12">4 mod 10 = 0</text:p>
      <text:p text:style-name="P12">4 mod 5 = 0, <text:span text:style-name="T6">since difference 5 - 4 is a less than three, populate with with that many roman numerals</text:span></text:p>
      <text:p text:style-name="P14">4 mod 1 = 4, so falls within next 1’s so not a previous digit for ones</text:p>
      <text:p text:style-name="P12"/>
      <text:p text:style-name="P14">if it was:</text:p>
      <text:p text:style-name="P14">7 mod 5 = 1</text:p>
      <text:p text:style-name="P14">and</text:p>
      <text:p text:style-name="P14">7 – 5 = 2</text:p>
      <text:p text:style-name="P14"><text:soft-page-break/>and</text:p>
      <text:p text:style-name="P14">2 mod 1 = 2, would add two 1 roman numerals to the end</text:p>
      <text:p text:style-name="P14"/>
      <text:p text:style-name="P14">Base special case:</text:p>
      <text:p text:style-name="P14">1 mod 1 = 0, one since roman numeral 1</text:p>
      <text:p text:style-name="P14"/>
      <text:p text:style-name="P14">If I can, cycles through the struct values when using mod in the C program I am writing. And will have the associated roman with them automagically if I do.</text:p>
      <text:p text:style-name="P14"/>
      <text:p text:style-name="P14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4:24:10.262998531</meta:creation-date>
    <dc:date>2025-06-16T18:48:17.300268485</dc:date>
    <meta:editing-duration>PT10H18M38S</meta:editing-duration>
    <meta:editing-cycles>6</meta:editing-cycles>
    <meta:generator>LibreOffice/24.8.7.2$Linux_X86_64 LibreOffice_project/480$Build-2</meta:generator>
    <meta:document-statistic meta:table-count="2" meta:image-count="0" meta:object-count="0" meta:page-count="4" meta:paragraph-count="131" meta:word-count="714" meta:character-count="3108" meta:non-whitespace-character-count="2501"/>
  </office:meta>
</office:document-meta>
</file>